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color="#000000" draw:fill="none" draw:fill-color="#ffffff" fo:min-height="36.4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color="#000000" draw:fill="none" draw:fill-color="#ffffff" fo:min-height="19.48m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2.09mm" svg:height="36.4mm" svg:x="3.03mm" svg:y="136.03mm">
            <draw:text-box>
              <text:p>Tras la ejecucíon de la anterior orden se ha observado que necesitamos un maximo </text:p>
              <text:p>De <text:s/><text:span text:style-name="T1">18 </text:span>operadores de memoria con <text:span text:style-name="T1">6</text:span> buffers de lectura y <text:span text:style-name="T1">12 </text:span>buffers</text:p>
              <text:p>de escritura, <text:span text:style-name="T1">4 </text:span>operadores de enteros con <text:span text:style-name="T1">10 </text:span>estaciones de reserva de ente-</text:p>
              <text:p>ros, y <text:span text:style-name="T1">4</text:span> operadores de suma/resta flotante con <text:span text:style-name="T1">11 </text:span>estaciones de reserva de</text:p>
              <text:p>suma/resta flotante. El tiempo de ejecucion obtenido es 2274 Instrucciones * CPI (0,39) <text:s/>* T = 886 ciclos.</text:p>
            </draw:text-box>
          </draw:frame>
          <draw:frame draw:z-index="1" draw:style-name="gr2" draw:text-style-name="P2" svg:width="104.08mm" svg:height="58.38mm" svg:x="177.04mm" svg:y="1.98mm">
            <draw:object draw:notify-on-update-of-ranges="Hoja1.A5:Hoja1.A8 Hoja1.C5:Hoja1.C8 Hoja1.E5:Hoja1.E8 Hoja1.G5:Hoja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3" draw:text-style-name="P1" svg:width="88.94mm" svg:height="19.48mm" svg:x="187.5mm" svg:y="65.47mm">
            <draw:text-box>
              <text:p>Es muy similar ejecutar con predictor de 1 bit que con un perfecto</text:p>
            </draw:text-box>
          </draw:frame>
          <draw:frame draw:z-index="3" draw:style-name="gr2" draw:text-style-name="P2" svg:width="71.78mm" svg:height="40.37mm" svg:x="84.53mm" svg:y="63.09mm">
            <draw:object draw:notify-on-update-of-ranges="Hoja1.R18:Hoja1.R18 Hoja1.A17:Hoja1.A21 Hoja1.C17:Hoj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JERCICIO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NT</text:p>
          </table:table-cell>
          <table:table-cell table:style-name="ce1"/>
          <table:table-cell table:style-name="ce1" office:value-type="string" calcext:value-type="string">
            <text:p>1bit</text:p>
          </table:table-cell>
          <table:table-cell table:style-name="ce1"/>
          <table:table-cell table:style-name="ce1" office:value-type="string" calcext:value-type="string">
            <text:p>Perfecto</text:p>
          </table:table-cell>
          <table:table-cell table:style-name="ce1"/>
        </table:table-row>
        <table:table-row table:style-name="ro1">
          <table:table-cell office:value-type="string" calcext:value-type="string">
            <text:p>N.º VIA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CPI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CPI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C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1" calcext:value-type="float">
            <text:p>1671</text:p>
          </table:table-cell>
          <table:table-cell office:value-type="float" office:value="2.59" calcext:value-type="float">
            <text:p>2,59</text:p>
          </table:table-cell>
          <table:table-cell office:value-type="float" office:value="681" calcext:value-type="float">
            <text:p>681</text:p>
          </table:table-cell>
          <table:table-cell office:value-type="float" office:value="1.05" calcext:value-type="float">
            <text:p>1,05</text:p>
          </table:table-cell>
          <table:table-cell office:value-type="float" office:value="646" calcext:value-type="float">
            <text:p>646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5" calcext:value-type="float">
            <text:p>1475</text:p>
          </table:table-cell>
          <table:table-cell office:value-type="float" office:value="2.28" calcext:value-type="float">
            <text:p>2,28</text:p>
          </table:table-cell>
          <table:table-cell office:value-type="float" office:value="424" calcext:value-type="float">
            <text:p>424</text:p>
          </table:table-cell>
          <table:table-cell office:value-type="float" office:value="0.66" calcext:value-type="float">
            <text:p>0,66</text:p>
          </table:table-cell>
          <table:table-cell office:value-type="float" office:value="403" calcext:value-type="float">
            <text:p>403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" calcext:value-type="float">
            <text:p>1347</text:p>
          </table:table-cell>
          <table:table-cell office:value-type="float" office:value="2.09" calcext:value-type="float">
            <text:p>2,09</text:p>
          </table:table-cell>
          <table:table-cell office:value-type="float" office:value="233" calcext:value-type="float">
            <text:p>233</text:p>
          </table:table-cell>
          <table:table-cell office:value-type="float" office:value="0.36" calcext:value-type="float">
            <text:p>0,36</text:p>
          </table:table-cell>
          <table:table-cell office:value-type="float" office:value="213" calcext:value-type="float">
            <text:p>21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4" calcext:value-type="float">
            <text:p>1284</text:p>
          </table:table-cell>
          <table:table-cell office:value-type="float" office:value="1.99" calcext:value-type="float">
            <text:p>1,99</text:p>
          </table:table-cell>
          <table:table-cell office:value-type="float" office:value="231" calcext:value-type="float">
            <text:p>231</text:p>
          </table:table-cell>
          <table:table-cell office:value-type="float" office:value="0.36" calcext:value-type="float">
            <text:p>0,36</text:p>
          </table:table-cell>
          <table:table-cell office:value-type="float" office:value="213" calcext:value-type="float">
            <text:p>21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EJERCICIO 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B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CPI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2" calcext:value-type="float">
            <text:p>892</text:p>
          </table:table-cell>
          <table:table-cell office:value-type="float" office:value="0.39" calcext:value-type="float">
            <text:p>0,3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6" calcext:value-type="float">
            <text:p>1016</text:p>
          </table:table-cell>
          <table:table-cell office:value-type="float" office:value="0.45" calcext:value-type="float">
            <text:p>0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8" calcext:value-type="float">
            <text:p>1468</text:p>
          </table:table-cell>
          <table:table-cell office:value-type="float" office:value="0.65" calcext:value-type="float">
            <text:p>0,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4" calcext:value-type="float">
            <text:p>2214</text:p>
          </table:table-cell>
          <table:table-cell office:value-type="float" office:value="0.97" calcext:value-type="float">
            <text:p>0,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1.58" calcext:value-type="float">
            <text:p>1,58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EJERCICIO 3</text:p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 calcext:value-type="string">
            <text:p>EJERCICIO 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EDICTOR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CP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NT</text:p>
          </table:table-cell>
          <table:table-cell office:value-type="float" office:value="1480" calcext:value-type="float">
            <text:p>1480</text:p>
          </table:table-cell>
          <table:table-cell office:value-type="float" office:value="2.47" calcext:value-type="float">
            <text:p>2,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 BIT</text:p>
          </table:table-cell>
          <table:table-cell office:value-type="float" office:value="832" calcext:value-type="float">
            <text:p>832</text:p>
          </table:table-cell>
          <table:table-cell office:value-type="float" office:value="1.39" calcext:value-type="float">
            <text:p>1,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 bit.his</text:p>
          </table:table-cell>
          <table:table-cell office:value-type="float" office:value="733" calcext:value-type="float">
            <text:p>733</text:p>
          </table:table-cell>
          <table:table-cell office:value-type="float" office:value="1.22" calcext:value-type="float">
            <text:p>1,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 bit.sat</text:p>
          </table:table-cell>
          <table:table-cell office:value-type="float" office:value="733" calcext:value-type="float">
            <text:p>733</text:p>
          </table:table-cell>
          <table:table-cell office:value-type="float" office:value="1.22" calcext:value-type="float">
            <text:p>1,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RFECTO</text:p>
          </table:table-cell>
          <table:table-cell office:value-type="float" office:value="613" calcext:value-type="float">
            <text:p>613</text:p>
          </table:table-cell>
          <table:table-cell office:value-type="float" office:value="1.02" calcext:value-type="float">
            <text:p>1,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5:07:51.576361289</meta:creation-date>
    <dc:date>2021-12-01T16:07:53.204828818</dc:date>
    <meta:editing-duration>PT28M9S</meta:editing-duration>
    <meta:editing-cycles>3</meta:editing-cycles>
    <meta:generator>LibreOffice/6.0.7.3$Linux_X86_64 LibreOffice_project/00m0$Build-3</meta:generator>
    <meta:document-statistic meta:table-count="1" meta:cell-count="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09cm" svg:height="5.839cm" xlink:href=".." xlink:type="simple" chart:class="chart:line" chart:style-name="ch1">
        <chart:legend svg:x="0cm" svg:y="0cm" style:legend-expansion="custom" chartooo:width="10.409cm" chartooo:height="5.839cm" style:legend-expansion-aspect-ratio="1.78266826511389" chart:style-name="ch2"/>
        <chart:plot-area chart:style-name="ch3" table:cell-range-address="Hoja1.A5:Hoja1.A8 Hoja1.C5:Hoja1.C8 Hoja1.E5:Hoja1.E8 Hoja1.G5:Hoja1.G8" chart:data-source-has-labels="both" svg:x="0.208cm" svg:y="0.116cm" svg:width="9.993cm" svg:height="5.607cm">
          <chartooo:coordinate-region svg:x="0.961cm" svg:y="0.326cm" svg:width="9.141cm" svg:height="4.728cm"/>
          <chart:axis chart:dimension="x" chart:name="primary-x" chart:style-name="ch4" chartooo:axis-type="auto">
            <chartooo:date-scale/>
            <chart:categories table:cell-range-address="Hoja1.A5:Hoja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5:Hoja1.C8" loext:label-string="pnt" chart:class="chart:line">
            <chart:data-point chart:repeated="4"/>
          </chart:series>
          <chart:series chart:style-name="ch7" chart:values-cell-range-address="Hoja1.E5:Hoja1.E8" loext:label-string="1bit" chart:class="chart:line">
            <chart:data-point chart:repeated="4"/>
          </chart:series>
          <chart:series chart:style-name="ch8" chart:values-cell-range-address="Hoja1.G5:Hoja1.G8" loext:label-string="perfecto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nt</text:p>
              </table:table-cell>
              <table:table-cell office:value-type="string">
                <text:p>1bit</text:p>
              </table:table-cell>
              <table:table-cell office:value-type="string">
                <text:p>perfect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5:Hoja1.A8</svg:desc>
                </draw:g>
              </table:table-cell>
              <table:table-cell office:value-type="float" office:value="2.59">
                <text:p>2.59</text:p>
                <draw:g>
                  <svg:desc>Hoja1.C5:Hoja1.C8</svg:desc>
                </draw:g>
              </table:table-cell>
              <table:table-cell office:value-type="float" office:value="1.05">
                <text:p>1.05</text:p>
                <draw:g>
                  <svg:desc>Hoja1.E5:Hoja1.E8</svg:desc>
                </draw:g>
              </table:table-cell>
              <table:table-cell office:value-type="float" office:value="1.03">
                <text:p>1.03</text:p>
                <draw:g>
                  <svg:desc>Hoja1.G5:Hoja1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8">
                <text:p>2.28</text:p>
              </table:table-cell>
              <table:table-cell office:value-type="float" office:value="0.66">
                <text:p>0.6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9">
                <text:p>2.09</text:p>
              </table:table-cell>
              <table:table-cell office:value-type="float" office:value="0.36">
                <text:p>0.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9">
                <text:p>1.99</text:p>
              </table:table-cell>
              <table:table-cell office:value-type="float" office:value="0.36">
                <text:p>0.36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79cm" svg:height="4.038cm" xlink:href=".." xlink:type="simple" chart:class="chart:line" chart:style-name="ch1">
        <chart:legend chart:legend-position="end" svg:x="5.333cm" svg:y="1.709cm" style:legend-expansion="high" chart:style-name="ch2"/>
        <chart:plot-area chart:style-name="ch3" table:cell-range-address="Hoja1.R18:Hoja1.R18 Hoja1.A17:Hoja1.A21 Hoja1.C17:Hoja1.C21" chart:data-source-has-labels="both" svg:x="0.143cm" svg:y="0.08cm" svg:width="5.047cm" svg:height="3.878cm">
          <chartooo:coordinate-region svg:x="0.896cm" svg:y="0.29cm" svg:width="4.195cm" svg:height="2.999cm"/>
          <chart:axis chart:dimension="x" chart:name="primary-x" chart:style-name="ch4" chartooo:axis-type="auto">
            <chartooo:date-scale/>
            <chart:categories table:cell-range-address="Hoja1.A17:Hoja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7:Hoja1.C21" loext:label-string="rob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Hoja1.A17:Hoja1.A21</svg:desc>
                </draw:g>
              </table:table-cell>
              <table:table-cell office:value-type="float" office:value="0.39">
                <text:p>0.39</text:p>
                <draw:g>
                  <svg:desc>Hoja1.C17:Hoja1.C21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8">
                <text:p>1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